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draw:fill="none" draw:textarea-vertical-align="middle"/>
    </style:style>
    <style:style style:name="gr3" style:family="graphic" style:parent-style-name="objectwithoutfill">
      <style:graphic-properties draw:stroke="dash" draw:stroke-dash="Fine_20_Dashed_20__28_var_29_" svg:stroke-width="0.051cm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draw:stroke-dash="Fine_20_Dashed_20__28_var_29_" svg:stroke-width="0.051cm" svg:stroke-color="#000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_20__28_var_29_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_20__28_var_29_" svg:stroke-width="0.051cm" svg:stroke-color="#000080" draw:marker-start-width="0.276cm" draw:marker-end-width="0.276cm" draw:fill-color="#000080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draw:stroke-dash="Fine_20_Dashed_20__28_var_29_" svg:stroke-width="0.051cm" svg:stroke-color="#00008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Fine_20_Dashed_20__28_var_29_" svg:stroke-color="#000080" draw:marker-start="" draw:marker-end="Arrowheads_20_2" draw:fill-color="#000080"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Fine_20_Dashed_20__28_var_29_" svg:stroke-width="0.051cm" svg:stroke-color="#808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draw:stroke-dash="Fine_20_Dashed_20__28_var_29_" svg:stroke-width="0.051cm" svg:stroke-color="#808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_20__28_var_29_" svg:stroke-width="0.051cm" svg:stroke-color="#808000" draw:marker-start-width="0.276cm" draw:marker-end-width="0.276cm" draw:fill="solid" draw:fill-color="#808000" draw:textarea-vertical-align="middle" draw:auto-grow-height="false" fo:min-height="0.749cm" fo:min-width="0.499cm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_20__28_var_29_" svg:stroke-color="#808000" draw:marker-start="" draw:marker-end="Arrowheads_20_2" draw:fill="solid" draw:fill-color="#808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397cm" svg:x="8.366cm" svg:y="1.254cm">
          <text:p text:style-name="P1">te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23cm" svg:height="1.397cm" svg:x="15.478cm" svg:y="1.254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45cm" svg:height="1.397cm" svg:x="21.587cm" svg:y="1.254cm">
          <text:p text:style-name="P2">app</text:p>
          <text:p text:style-name="P2">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96cm" svg:height="1.396cm" svg:x="18.388cm" svg:y="1.255cm">
          <text:p text:style-name="P2">app<text:line-break/>ses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381cm" svg:height="1.395cm" svg:x="4.589cm" svg:y="1.256cm">
          <text:p text:style-name="P2">test</text:p>
          <text:p text:style-name="P2">sess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6.356cm" svg:y1="2.651cm" svg:x2="16.356cm" svg:y2="12.557cm">
          <text:p/>
        </draw:line>
        <draw:line draw:style-name="gr2" draw:text-style-name="P1" draw:layer="layout" svg:x1="19.656cm" svg:y1="2.651cm" svg:x2="19.656cm" svg:y2="12.557cm">
          <text:p/>
        </draw:line>
        <draw:line draw:style-name="gr2" draw:text-style-name="P1" draw:layer="layout" svg:x1="22.756cm" svg:y1="2.651cm" svg:x2="22.756cm" svg:y2="12.557cm">
          <text:p/>
        </draw:line>
        <draw:line draw:style-name="gr2" draw:text-style-name="P1" draw:layer="layout" svg:x1="9.256cm" svg:y1="2.651cm" svg:x2="9.256cm" svg:y2="12.557cm">
          <text:p/>
        </draw:line>
        <draw:line draw:style-name="gr2" draw:text-style-name="P1" draw:layer="layout" svg:x1="5.656cm" svg:y1="2.651cm" svg:x2="5.656cm" svg:y2="6.461cm">
          <text:p/>
        </draw:line>
        <draw:line draw:style-name="gr3" draw:text-style-name="P1" draw:layer="layout" svg:x1="5.7cm" svg:y1="3.513cm" svg:x2="9.256cm" svg:y2="3.513cm">
          <text:p/>
        </draw:line>
        <draw:line draw:style-name="gr4" draw:text-style-name="P1" draw:layer="layout" svg:x1="9.256cm" svg:y1="4.194cm" svg:x2="12.685cm" svg:y2="4.194cm">
          <text:p/>
        </draw:line>
        <draw:line draw:style-name="gr5" draw:text-style-name="P1" draw:layer="layout" svg:x1="22.762cm" svg:y1="4.848cm" svg:x2="16.412cm" svg:y2="4.848cm">
          <text:p/>
        </draw:line>
        <draw:line draw:style-name="gr3" draw:text-style-name="P1" draw:layer="layout" svg:x1="19.587cm" svg:y1="5.429cm" svg:x2="16.412cm" svg:y2="5.429cm">
          <text:p/>
        </draw:line>
        <draw:custom-shape draw:style-name="gr6" draw:text-style-name="P1" draw:layer="layout" svg:width="1.27cm" svg:height="0.935cm" svg:x="9.432cm" svg:y="2.912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1" draw:text-style-name="P1" draw:layer="layout" svg:width="2.713cm" svg:height="1.397cm" svg:x="11.622cm" svg:y="1.254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757cm" svg:y1="2.651cm" svg:x2="12.757cm" svg:y2="12.557cm">
          <text:p/>
        </draw:line>
        <draw:line draw:style-name="gr4" draw:text-style-name="P1" draw:layer="layout" svg:x1="12.857cm" svg:y1="4.194cm" svg:x2="16.286cm" svg:y2="4.194cm">
          <text:p/>
        </draw:line>
        <draw:line draw:style-name="gr7" draw:text-style-name="P1" draw:layer="layout" svg:x1="12.858cm" svg:y1="6.037cm" svg:x2="16.287cm" svg:y2="6.037cm">
          <text:p/>
        </draw:line>
        <draw:custom-shape draw:style-name="gr8" draw:text-style-name="P1" draw:layer="layout" svg:width="3.429cm" svg:height="0.77cm" svg:x="9.257cm" svg:y="6.085cm">
          <text:p/>
          <draw:enhanced-geometry svg:viewBox="0 0 21600 21600" draw:mirror-horizontal="false" draw:mirror-vertical="false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6" draw:text-style-name="P1" draw:layer="layout" svg:width="1.27cm" svg:height="0.935cm" svg:x="14.832cm" svg:y="4.714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3" draw:text-style-name="P1" draw:layer="layout" svg:x1="9.257cm" svg:y1="6.28cm" svg:x2="5.701cm" svg:y2="6.28cm">
          <text:p/>
        </draw:line>
        <draw:custom-shape draw:style-name="gr1" draw:text-style-name="P1" draw:layer="layout" svg:width="2.381cm" svg:height="1.395cm" svg:x="4.59cm" svg:y="7.056cm">
          <text:p text:style-name="P2">new test</text:p>
          <text:p text:style-name="P2">sess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656cm" svg:y1="8.306cm" svg:x2="5.656cm" svg:y2="12.538cm">
          <text:p/>
        </draw:line>
        <draw:line draw:style-name="gr9" draw:text-style-name="P1" draw:layer="layout" svg:x1="5.7cm" svg:y1="9.313cm" svg:x2="9.256cm" svg:y2="9.313cm">
          <text:p/>
        </draw:line>
        <draw:line draw:style-name="gr10" draw:text-style-name="P1" draw:layer="layout" svg:x1="9.256cm" svg:y1="9.994cm" svg:x2="12.685cm" svg:y2="9.994cm">
          <text:p/>
        </draw:line>
        <draw:line draw:style-name="gr5" draw:text-style-name="P1" draw:layer="layout" svg:x1="22.762cm" svg:y1="10.648cm" svg:x2="16.412cm" svg:y2="10.648cm">
          <text:p/>
        </draw:line>
        <draw:line draw:style-name="gr3" draw:text-style-name="P1" draw:layer="layout" svg:x1="19.587cm" svg:y1="11.229cm" svg:x2="16.412cm" svg:y2="11.229cm">
          <text:p/>
        </draw:line>
        <draw:custom-shape draw:style-name="gr11" draw:text-style-name="P1" draw:layer="layout" svg:width="1.27cm" svg:height="0.935cm" svg:x="9.432cm" svg:y="8.712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9" draw:text-style-name="P1" draw:layer="layout" svg:x1="9.256cm" svg:y1="11.98cm" svg:x2="5.7cm" svg:y2="11.98cm">
          <text:p/>
        </draw:line>
        <draw:custom-shape draw:style-name="gr12" draw:text-style-name="P1" draw:layer="layout" svg:width="3.429cm" svg:height="0.77cm" svg:x="9.256cm" svg:y="11.885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10" draw:text-style-name="P1" draw:layer="layout" svg:x1="12.857cm" svg:y1="9.994cm" svg:x2="16.286cm" svg:y2="9.994cm">
          <text:p/>
        </draw:line>
        <draw:line draw:style-name="gr7" draw:text-style-name="P1" draw:layer="layout" svg:x1="12.858cm" svg:y1="11.837cm" svg:x2="16.287cm" svg:y2="11.837cm">
          <text:p/>
        </draw:line>
        <draw:custom-shape draw:style-name="gr6" draw:text-style-name="P1" draw:layer="layout" svg:width="1.27cm" svg:height="0.935cm" svg:x="14.832cm" svg:y="10.514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Kehl</meta:initial-creator>
    <meta:creation-date>2013-07-11T13:26:11</meta:creation-date>
    <dc:date>2013-07-12T17:00:12</dc:date>
    <dc:creator>Peter Kehl</dc:creator>
    <meta:editing-duration>PT5H19M3S</meta:editing-duration>
    <meta:editing-cycles>14</meta:editing-cycles>
    <meta:generator>LibreOffice/3.4$Unix LibreOffice_project/340m1$Build-502</meta:generator>
    <meta:document-statistic meta:object-count="34"/>
  </office:meta>
</office:document-meta>
</file>